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2" style:family="graphic" style:parent-style-name="standard">
      <style:graphic-properties svg:stroke-width="0.159cm" draw:marker-start-width="0.439cm" draw:marker-end-width="0.439cm" draw:textarea-horizontal-align="justify" draw:textarea-vertical-align="middle" draw:auto-grow-height="false" fo:min-height="0.472cm" fo:min-width="3.022cm" fo:padding-top="0.205cm" fo:padding-bottom="0.205cm" fo:padding-left="0.33cm" fo:padding-right="0.33cm"/>
    </style:style>
    <style:style style:name="gr3" style:family="graphic" style:parent-style-name="standard">
      <style:graphic-properties svg:stroke-width="0.159cm" svg:stroke-color="#729fcf" draw:marker-start-width="0.439cm" draw:marker-end-width="0.439cm" draw:fill-color="#729fcf" draw:textarea-horizontal-align="justify" draw:textarea-vertical-align="middle" draw:auto-grow-height="false" fo:min-height="0.312cm" fo:min-width="2.862cm" fo:padding-top="0.205cm" fo:padding-bottom="0.205cm" fo:padding-left="0.33cm" fo:padding-right="0.33cm"/>
    </style:style>
    <style:style style:name="gr4" style:family="graphic" style:parent-style-name="standard">
      <style:graphic-properties svg:stroke-width="0.159cm" svg:stroke-color="#ffff00" draw:marker-start-width="0.439cm" draw:marker-end-width="0.439cm" draw:fill-color="#729fcf" draw:textarea-horizontal-align="justify" draw:textarea-vertical-align="middle" draw:auto-grow-height="false" fo:min-height="0.312cm" fo:min-width="2.862cm" fo:padding-top="0.205cm" fo:padding-bottom="0.205cm" fo:padding-left="0.33cm" fo:padding-right="0.33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729fcf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custom-shape draw:style-name="gr1" draw:text-style-name="P2" draw:layer="layout" svg:width="5.4cm" svg:height="1.8cm" svg:x="5.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0.8cm" svg:x="11.8cm" svg:y="14.8cm">
          <text:p text:style-name="P3"><text:span text:style-name="T1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cm" svg:height="0.8cm" svg:x="15.6cm" svg:y="14.8cm">
          <text:p text:style-name="P3"><text:span text:style-name="T1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6cm" svg:height="0.8cm" svg:x="19.4cm" svg:y="14.8cm">
          <text:p text:style-name="P3"><text:span text:style-name="T1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44:54.815560915</meta:creation-date>
    <dc:date>2016-10-19T22:06:06.661070642</dc:date>
    <meta:editing-duration>PT11M1S</meta:editing-duration>
    <meta:editing-cycles>1</meta:editing-cycles>
    <meta:document-statistic meta:object-count="29"/>
    <meta:generator>LibreOffice/5.2.2.2$Linux_X86_64 LibreOffice_project/20m0$Build-2</meta:generator>
  </office:meta>
</office:document-meta>
</file>